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styles.xml"/>
  <manifest:file-entry manifest:media-type="text/xml" manifest:full-path="content.xml"/>
  <manifest:file-entry manifest:media-type="application/binary" manifest:full-path="layout-cache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30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text-properties fo:language="ru" fo:country="RU"/>
    </style:style>
    <style:style style:name="P4" style:family="paragraph" style:parent-style-name="Text_20_body">
      <style:paragraph-properties fo:text-align="center" style:justify-single-word="false"/>
      <style:text-properties fo:language="ru" fo:country="RU"/>
    </style:style>
    <style:style style:name="P5" style:family="paragraph" style:parent-style-name="Text_20_body">
      <style:text-properties fo:language="ru" fo:country="RU" fo:font-weight="bold" style:font-weight-asian="bold" style:font-weight-complex="bold"/>
    </style:style>
    <style:style style:name="P6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3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italic" style:font-style-asian="italic" style:font-style-complex="italic"/>
    </style:style>
    <style:style style:name="T3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1.011cm" svg:height="0.9cm" draw:z-index="1"><draw:image xlink:href="../../odt/images/0672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Редуктор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Standard"/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221cm" svg:height="1.319cm" draw:z-index="0"><draw:image xlink:href="../../odt/images/0672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реализует математическую модель элементарного звена механической передачи (одноступенчатого редуктора), в которой учитываются инерционность промежуточных ступеней и явления трения в упругом элементе и на выходном валу звена.</text:p>
            <text:p text:style-name="P3">На рисунке 1 представлена кинематическая схема элементарного механического звена, на котором обозначено: <draw:frame draw:style-name="fr4" draw:name="Объект1" text:anchor-type="as-char" svg:width="2.071cm" svg:height="0.621cm" draw:z-index="2"><draw:object xlink:href="./Object 1" xlink:type="simple" xlink:show="embed" xlink:actuate="onLoad"/><draw:image xlink:href="./ObjectReplacements/Object 1" xlink:type="simple" xlink:show="embed" xlink:actuate="onLoad"/></draw:frame>– соответственно входной и выходной валы,<draw:frame draw:style-name="fr4" draw:name="Объект2" text:anchor-type="as-char" svg:width="1.91cm" svg:height="0.621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– углы поворота входного и выходного валов, i – безынерционный элемент зацепления (с передаточным числом<draw:frame draw:style-name="fr4" draw:name="Объект3" text:anchor-type="as-char" svg:width="4.098cm" svg:height="1.312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), c – коэффициент жёсткости безынерционного упругого элемента, ТР – элемент, характеризующий наличие внутренних сил вязкого трения в упругом элементе, Л – безынерционный элемент, характеризующий люфт в зацеплении,<draw:frame draw:style-name="fr4" draw:name="Объект4" text:anchor-type="as-char" svg:width="0.693cm" svg:height="0.621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– момент инерции на выходном валу звена, который может включать в себя момент инерции шестерни, момент инерции соединительной муфты и момент инерции объекта.</text:p>
            <text:p text:style-name="P4"><draw:frame draw:style-name="fr3" draw:name="Графический объект3" text:anchor-type="as-char" svg:width="18.81cm" svg:height="8.969cm" draw:z-index="6"><draw:image xlink:href="../../odt/images/0672-ris-1.png" xlink:type="simple" xlink:show="embed" xlink:actuate="onLoad"/></draw:frame></text:p>
            <text:p text:style-name="P4">Рисунок 1</text:p>
            <text:p text:style-name="P5">Уравнения динамики блока:</text:p>
            <text:p text:style-name="P3"><text:soft-page-break/><draw:frame draw:style-name="fr4" draw:name="Объект30" text:anchor-type="as-char" svg:width="12.619cm" svg:height="6.817cm" draw:z-index="7"><draw:object xlink:href="./Object 5" xlink:type="simple" xlink:show="embed" xlink:actuate="onLoad"/><draw:image xlink:href="./ObjectReplacements/Object 5" xlink:type="simple" xlink:show="embed" xlink:actuate="onLoad"/><svg:desc>формула</svg:desc></draw:frame>(1)</text:p>
            <text:p text:style-name="P3">где:</text:p>
            <text:p text:style-name="P3"><draw:frame draw:style-name="fr4" draw:name="Объект5" text:anchor-type="as-char" svg:width="1.039cm" svg:height="0.564cm" draw:z-index="8"><draw:object xlink:href="./Object 6" xlink:type="simple" xlink:show="embed" xlink:actuate="onLoad"/><draw:image xlink:href="./ObjectReplacements/Object 6" xlink:type="simple" xlink:show="embed" xlink:actuate="onLoad"/><svg:desc>формула</svg:desc></draw:frame>– угол скручивания упругого элемента;</text:p>
            <text:p text:style-name="P3"><draw:frame draw:style-name="fr4" draw:name="Объект9" text:anchor-type="as-char" svg:width="8.32cm" svg:height="1.916cm" draw:z-index="9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  <text:p text:style-name="P3"><draw:frame draw:style-name="fr4" draw:name="Объект6" text:anchor-type="as-char" svg:width="9.317cm" svg:height="1.386cm" draw:z-index="10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  <text:p text:style-name="P3"><draw:frame draw:style-name="fr4" draw:name="Объект7" text:anchor-type="as-char" svg:width="7.255cm" svg:height="1.916cm" draw:z-index="11"><draw:object xlink:href="./Object 9" xlink:type="simple" xlink:show="embed" xlink:actuate="onLoad"/><draw:image xlink:href="./ObjectReplacements/Object 9" xlink:type="simple" xlink:show="embed" xlink:actuate="onLoad"/><svg:desc>формула</svg:desc></draw:frame>– знак x(t);</text:p>
            <text:p text:style-name="P3"><text:s/>i – передаточное число редуктора;</text:p>
            <text:p text:style-name="P3"><draw:frame draw:style-name="fr4" draw:name="Объект8" text:anchor-type="as-char" svg:width="0.693cm" svg:height="0.621cm" draw:z-index="12"><draw:object xlink:href="./Object 10" xlink:type="simple" xlink:show="embed" xlink:actuate="onLoad"/><draw:image xlink:href="./ObjectReplacements/Object 10" xlink:type="simple" xlink:show="embed" xlink:actuate="onLoad"/><svg:desc>формула</svg:desc></draw:frame>– момент инерции на выходном валу звена, кг<text:span text:style-name="T4">·</text:span>м2;</text:p>
            <text:p text:style-name="P3">a – половина величины люфта звена, рад;</text:p>
            <text:p text:style-name="P3">c – коэффициент жёсткости безынерционного упругого элемента;</text:p>
            <text:p text:style-name="P3"><draw:frame draw:style-name="fr4" draw:name="Объект10" text:anchor-type="as-char" svg:width="0.739cm" svg:height="0.621cm" draw:z-index="13"><draw:object xlink:href="./Object 11" xlink:type="simple" xlink:show="embed" xlink:actuate="onLoad"/><draw:image xlink:href="./ObjectReplacements/Object 11" xlink:type="simple" xlink:show="embed" xlink:actuate="onLoad"/><svg:desc>формула</svg:desc></draw:frame>– коэффициент вязкого трения в упругом элементе, Н<text:span text:style-name="T4">·</text:span>м/(рад/с);</text:p>
            <text:p text:style-name="P3"><draw:frame draw:style-name="fr4" draw:name="Объект11" text:anchor-type="as-char" svg:width="0.73cm" svg:height="0.621cm" draw:z-index="14"><draw:object xlink:href="./Object 12" xlink:type="simple" xlink:show="embed" xlink:actuate="onLoad"/><draw:image xlink:href="./ObjectReplacements/Object 12" xlink:type="simple" xlink:show="embed" xlink:actuate="onLoad"/><svg:desc>формула</svg:desc></draw:frame>– момент, обусловленный наличием внутренних сил сухого трения в упругом элементе, Н<text:span text:style-name="T4">·</text:span>м;</text:p>
            <text:p text:style-name="P3"><draw:frame draw:style-name="fr4" draw:name="Объект12" text:anchor-type="as-char" svg:width="0.75cm" svg:height="0.621cm" draw:z-index="15"><draw:object xlink:href="./Object 13" xlink:type="simple" xlink:show="embed" xlink:actuate="onLoad"/><draw:image xlink:href="./ObjectReplacements/Object 13" xlink:type="simple" xlink:show="embed" xlink:actuate="onLoad"/><svg:desc>формула</svg:desc></draw:frame>– коэффициент вязкого трения на выходном валу, Н<text:span text:style-name="T4">·</text:span>м/(рад/с);</text:p>
            <text:p text:style-name="P3"><draw:frame draw:style-name="fr4" draw:name="Объект13" text:anchor-type="as-char" svg:width="0.741cm" svg:height="0.621cm" draw:z-index="16"><draw:object xlink:href="./Object 14" xlink:type="simple" xlink:show="embed" xlink:actuate="onLoad"/><draw:image xlink:href="./ObjectReplacements/Object 14" xlink:type="simple" xlink:show="embed" xlink:actuate="onLoad"/><svg:desc>формула</svg:desc></draw:frame>– момент сухого трения на выходном валу, Н<text:span text:style-name="T4">·</text:span>м;</text:p>
            <text:p text:style-name="P3"><draw:frame draw:style-name="fr4" draw:name="Объект14" text:anchor-type="as-char" svg:width="2.688cm" svg:height="0.621cm" draw:z-index="17"><draw:object xlink:href="./Object 15" xlink:type="simple" xlink:show="embed" xlink:actuate="onLoad"/><draw:image xlink:href="./ObjectReplacements/Object 15" xlink:type="simple" xlink:show="embed" xlink:actuate="onLoad"/><svg:desc>формула</svg:desc></draw:frame>– углы поворота входного и выходного валов, рад;</text:p>
            <text:p text:style-name="P3"><draw:frame draw:style-name="fr4" draw:name="Объект15" text:anchor-type="as-char" svg:width="2.849cm" svg:height="0.621cm" draw:z-index="18"><draw:object xlink:href="./Object 16" xlink:type="simple" xlink:show="embed" xlink:actuate="onLoad"/><draw:image xlink:href="./ObjectReplacements/Object 16" xlink:type="simple" xlink:show="embed" xlink:actuate="onLoad"/><svg:desc>формула</svg:desc></draw:frame>– угловые скорости входного и выходного валов, рад/с;</text:p>
            <text:p text:style-name="P3"><draw:frame draw:style-name="fr4" draw:name="Объект16" text:anchor-type="as-char" svg:width="1.489cm" svg:height="0.621cm" draw:z-index="19"><draw:object xlink:href="./Object 17" xlink:type="simple" xlink:show="embed" xlink:actuate="onLoad"/><draw:image xlink:href="./ObjectReplacements/Object 17" xlink:type="simple" xlink:show="embed" xlink:actuate="onLoad"/><svg:desc>формула</svg:desc></draw:frame>– момент от внутренних сил вязкого и сухого трения в упругом элементе, Н<text:span text:style-name="T4">·</text:span>м;</text:p>
            <text:p text:style-name="P3"><draw:frame draw:style-name="fr4" draw:name="Объект17" text:anchor-type="as-char" svg:width="1.453cm" svg:height="0.621cm" draw:z-index="20"><draw:object xlink:href="./Object 18" xlink:type="simple" xlink:show="embed" xlink:actuate="onLoad"/><draw:image xlink:href="./ObjectReplacements/Object 18" xlink:type="simple" xlink:show="embed" xlink:actuate="onLoad"/><svg:desc>формула</svg:desc></draw:frame>– момент, приложенный к входному валу;</text:p>
            <text:p text:style-name="P3"><draw:frame draw:style-name="fr4" draw:name="Объект18" text:anchor-type="as-char" svg:width="1.679cm" svg:height="0.621cm" draw:z-index="21"><draw:object xlink:href="./Object 19" xlink:type="simple" xlink:show="embed" xlink:actuate="onLoad"/><draw:image xlink:href="./ObjectReplacements/Object 19" xlink:type="simple" xlink:show="embed" xlink:actuate="onLoad"/><svg:desc>формула</svg:desc></draw:frame>– момент, приложенный к выходному валу;</text:p>
            <text:p text:style-name="P3"><draw:frame draw:style-name="fr4" draw:name="Объект19" text:anchor-type="as-char" svg:width="1.64cm" svg:height="0.621cm" draw:z-index="22"><draw:object xlink:href="./Object 20" xlink:type="simple" xlink:show="embed" xlink:actuate="onLoad"/><draw:image xlink:href="./ObjectReplacements/Object 20" xlink:type="simple" xlink:show="embed" xlink:actuate="onLoad"/><svg:desc>формула</svg:desc></draw:frame>– момент от сил трения, действующих на выходной вал.</text:p>
            <text:p text:style-name="P3">Блок имеет 2 входных и 2 выходных сигнала.</text:p>
            <text:p text:style-name="P5">Входные сигналы:</text:p>
            <text:list xml:id="list943138923299799869" text:style-name="L1">
              <text:list-item>
                <text:p text:style-name="P7"><text:span text:style-name="T1"><draw:frame draw:style-name="fr4" draw:name="Объект20" text:anchor-type="as-char" svg:width="1.281cm" svg:height="0.621cm" draw:z-index="23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1">– угловая скорость входного вала, рад/с;</text:span></text:p>
              </text:list-item>
              <text:list-item>
                <text:p text:style-name="P7"><text:span text:style-name="T1"><draw:frame draw:style-name="fr4" draw:name="Объект21" text:anchor-type="as-char" svg:width="1.679cm" svg:height="0.621cm" draw:z-index="24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1">– момент, приложенный к выходному валу;</text:span></text:p>
              </text:list-item>
            </text:list>
            <text:p text:style-name="P5">Выходные сигналы:</text:p>
            <text:list xml:id="list8706684258073714762" text:style-name="L2">
              <text:list-item>
                <text:p text:style-name="P8"><text:span text:style-name="T1"><draw:frame draw:style-name="fr4" draw:name="Объект22" text:anchor-type="as-char" svg:width="1.291cm" svg:height="0.621cm" draw:z-index="25"><draw:object xlink:href="./Object 23" xlink:type="simple" xlink:show="embed" xlink:actuate="onLoad"/><draw:image xlink:href="./ObjectReplacements/Object 23" xlink:type="simple" xlink:show="embed" xlink:actuate="onLoad"/></draw:frame></text:span><text:span text:style-name="T1">– угловая скорость выходного вала, рад/с;</text:span></text:p>
              </text:list-item>
              <text:list-item>
                <text:p text:style-name="P8"><text:span text:style-name="T1"><draw:frame draw:style-name="fr4" draw:name="Объект23" text:anchor-type="as-char" svg:width="1.842cm" svg:height="0.621cm" draw:z-index="26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1">– момент, приложенный к входному валу (</text:span><text:span text:style-name="T2">взятый с обратным знаком!</text:span><text:span text:style-name="T1">);</text:span></text:p>
              </text:list-item>
            </text:list>
            <text:p text:style-name="P5">Свойства:</text:p>
            <text:list xml:id="list577836688892739874" text:style-name="L3">
              <text:list-item>
                <text:p text:style-name="P10">Передаточное число редуктора i;</text:p>
              </text:list-item>
              <text:list-item>
                <text:p text:style-name="P9"><text:span text:style-name="T1">Момент инерции нагрузки</text:span><text:span text:style-name="T1"><draw:frame draw:style-name="fr4" draw:name="Объект24" text:anchor-type="as-char" svg:width="0.693cm" svg:height="0.621cm" draw:z-index="27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1">, кг</text:span><text:span text:style-name="T3">·</text:span><text:span text:style-name="T1">м2;</text:span></text:p>
              </text:list-item>
              <text:list-item>
                <text:p text:style-name="P10">Половина величины люфта a, рад;</text:p>
              </text:list-item>
              <text:list-item>
                <text:p text:style-name="P9"><text:span text:style-name="T1">Коэффициент жёсткости с, Н</text:span><text:span text:style-name="T3">·</text:span><text:span text:style-name="T1">м/рад;</text:span></text:p>
              </text:list-item>
              <text:list-item>
                <text:p text:style-name="P9"><text:span text:style-name="T1">Коэффициент вязкого трения в упругом элементе</text:span><text:span text:style-name="T1"><draw:frame draw:style-name="fr4" draw:name="Объект25" text:anchor-type="as-char" svg:width="0.739cm" svg:height="0.621cm" draw:z-index="28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1">, Н</text:span><text:span text:style-name="T3">·</text:span><text:span text:style-name="T1">м/(рад/с);</text:span></text:p>
              </text:list-item>
              <text:list-item>
                <text:p text:style-name="P9"><text:span text:style-name="T1">Момент сухого трения в упругости</text:span><text:span text:style-name="T1"><draw:frame draw:style-name="fr4" draw:name="Объект26" text:anchor-type="as-char" svg:width="0.73cm" svg:height="0.621cm" draw:z-index="29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text:span text:style-name="T1">, Н</text:span><text:span text:style-name="T3">·</text:span><text:span text:style-name="T1">м;</text:span></text:p>
              </text:list-item>
              <text:list-item>
                <text:p text:style-name="P9"><text:span text:style-name="T1">Коэффициент вязкого трения на выходном валу</text:span><text:span text:style-name="T1"><draw:frame draw:style-name="fr4" draw:name="Объект27" text:anchor-type="as-char" svg:width="0.75cm" svg:height="0.621cm" draw:z-index="30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<text:span text:style-name="T1">, Н</text:span><text:span text:style-name="T3">·</text:span><text:span text:style-name="T1">м/(рад/с);</text:span></text:p>
              </text:list-item>
              <text:list-item>
                <text:p text:style-name="P9"><text:span text:style-name="T1">Момент сухого трения на выходном валу</text:span><text:span text:style-name="T1"><draw:frame draw:style-name="fr4" draw:name="Объект28" text:anchor-type="as-char" svg:width="0.741cm" svg:height="0.621cm" draw:z-index="31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text:span text:style-name="T1">, Н</text:span><text:span text:style-name="T3">·</text:span><text:span text:style-name="T1">м;</text:span></text:p>
              </text:list-item>
              <text:list-item>
                <text:p text:style-name="P9"><text:span text:style-name="T1">Начальная угловая скорость выходного вала</text:span><text:span text:style-name="T1"><draw:frame draw:style-name="fr4" draw:name="Объект29" text:anchor-type="as-char" svg:width="1.363cm" svg:height="0.621cm" draw:z-index="32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text:span text:style-name="T1">, рад/с;</text:span></text:p>
              </text:list-item>
              <text:list-item>
                <text:p text:style-name="P9"><text:span text:style-name="T1">Начальный угол скручивания</text:span><text:span text:style-name="T1"><draw:frame draw:style-name="fr4" draw:name="Объект31" text:anchor-type="as-char" svg:width="1.124cm" svg:height="0.564cm" draw:z-index="33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text:span text:style-name="T1">, рад;</text:span></text:p>
              </text:list-item>
            </text:list>
          </table:table-cell>
          <table:covered-table-cell/>
        </table:table-row>
      </table:table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cm" fo:margin-bottom="0cm"/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Редуктор</dc:title>
    <dc:date>2012-01-29T23:34:32.43</dc:date>
    <meta:generator>OpenOffice_Beta/4.1.0$Win32 OpenOffice.org_project/410m14$Build-9760</meta:generator>
    <meta:editing-duration>PT3H6M15S</meta:editing-duration>
    <meta:editing-cycles>71</meta:editing-cycles>
    <dc:creator>Александр </dc:creator>
    <meta:document-statistic meta:table-count="1" meta:image-count="3" meta:object-count="31" meta:page-count="3" meta:paragraph-count="48" meta:word-count="360" meta:character-count="2427"/>
  </office:meta>
</office:document-meta>
</file>

<file path=Object 1/content.xml><?xml version="1.0" encoding="utf-8"?>
<math xmlns="http://www.w3.org/1998/Math/MathML">
  <semantics>
    <mrow>
      <msub>
        <mi>B</mi>
        <mn>1</mn>
      </msub>
      <mi/>
      <mi>и</mi>
      <mi/>
      <msub>
        <mi>B</mi>
        <mn>2</mn>
      </msub>
    </mrow>
    <annotation encoding="StarMath 5.0">B_1 ~и~ B_2</annotation>
  </semantics>
</math>
</file>

<file path=Object 10/content.xml><?xml version="1.0" encoding="utf-8"?>
<math xmlns="http://www.w3.org/1998/Math/MathML">
  <semantics>
    <mrow>
      <msub>
        <mi>J</mi>
        <mn>2</mn>
      </msub>
    </mrow>
    <annotation encoding="StarMath 5.0">J_2</annotation>
  </semantics>
</math>
</file>

<file path=Object 11/content.xml><?xml version="1.0" encoding="utf-8"?>
<math xmlns="http://www.w3.org/1998/Math/MathML">
  <semantics>
    <mrow>
      <msub>
        <mi>F</mi>
        <mn>1</mn>
      </msub>
    </mrow>
    <annotation encoding="StarMath 5.0">F_1</annotation>
  </semantics>
</math>
</file>

<file path=Object 12/content.xml><?xml version="1.0" encoding="utf-8"?>
<math xmlns="http://www.w3.org/1998/Math/MathML">
  <semantics>
    <mrow>
      <msub>
        <mi>G</mi>
        <mn>1</mn>
      </msub>
    </mrow>
    <annotation encoding="StarMath 5.0">G_1</annotation>
  </semantics>
</math>
</file>

<file path=Object 13/content.xml><?xml version="1.0" encoding="utf-8"?>
<math xmlns="http://www.w3.org/1998/Math/MathML">
  <semantics>
    <mrow>
      <msub>
        <mi>F</mi>
        <mn>2</mn>
      </msub>
    </mrow>
    <annotation encoding="StarMath 5.0">F_2</annotation>
  </semantics>
</math>
</file>

<file path=Object 14/content.xml><?xml version="1.0" encoding="utf-8"?>
<math xmlns="http://www.w3.org/1998/Math/MathML">
  <semantics>
    <mrow>
      <msub>
        <mi>G</mi>
        <mn>2</mn>
      </msub>
    </mrow>
    <annotation encoding="StarMath 5.0">G_2</annotation>
  </semantics>
</math>
</file>

<file path=Object 15/content.xml><?xml version="1.0" encoding="utf-8"?>
<math xmlns="http://www.w3.org/1998/Math/MathML">
  <semantics>
    <mrow>
      <msub>
        <mi>q</mi>
        <mn>1</mn>
      </msub>
      <mrow>
        <mo stretchy="false">(</mo>
        <mrow>
          <mi>t</mi>
        </mrow>
        <mo stretchy="false">)</mo>
      </mrow>
      <mi>,</mi>
      <mi/>
      <msub>
        <mi>q</mi>
        <mn>2</mn>
      </msub>
      <mrow>
        <mo stretchy="false">(</mo>
        <mrow>
          <mi>t</mi>
        </mrow>
        <mo stretchy="false">)</mo>
      </mrow>
    </mrow>
    <annotation encoding="StarMath 5.0">q_1(t) ,~ q_2(t)</annotation>
  </semantics>
</math>
</file>

<file path=Object 16/content.xml><?xml version="1.0" encoding="utf-8"?>
<math xmlns="http://www.w3.org/1998/Math/MathML">
  <semantics>
    <mrow>
      <msub>
        <mo stretchy="false">ω</mo>
        <mn>1</mn>
      </msub>
      <mrow>
        <mo stretchy="false">(</mo>
        <mrow>
          <mi>t</mi>
        </mrow>
        <mo stretchy="false">)</mo>
      </mrow>
      <mi>,</mi>
      <mi/>
      <msub>
        <mo stretchy="false">ω</mo>
        <mn>2</mn>
      </msub>
      <mrow>
        <mo stretchy="false">(</mo>
        <mrow>
          <mi>t</mi>
        </mrow>
        <mo stretchy="false">)</mo>
      </mrow>
    </mrow>
    <annotation encoding="StarMath 5.0">%omega_1(t) ,~ %omega_2(t)</annotation>
  </semantics>
</math>
</file>

<file path=Object 17/content.xml><?xml version="1.0" encoding="utf-8"?>
<math xmlns="http://www.w3.org/1998/Math/MathML">
  <semantics>
    <mrow>
      <msub>
        <mi>M</mi>
        <mi>y</mi>
      </msub>
      <mrow>
        <mo stretchy="false">(</mo>
        <mrow>
          <mi>t</mi>
        </mrow>
        <mo stretchy="false">)</mo>
      </mrow>
    </mrow>
    <annotation encoding="StarMath 5.0">M_y(t)</annotation>
  </semantics>
</math>
</file>

<file path=Object 18/content.xml><?xml version="1.0" encoding="utf-8"?>
<math xmlns="http://www.w3.org/1998/Math/MathML">
  <semantics>
    <mrow>
      <msub>
        <mi>M</mi>
        <mn>1</mn>
      </msub>
      <mrow>
        <mo stretchy="false">(</mo>
        <mrow>
          <mi>t</mi>
        </mrow>
        <mo stretchy="false">)</mo>
      </mrow>
    </mrow>
    <annotation encoding="StarMath 5.0">M_1(t)</annotation>
  </semantics>
</math>
</file>

<file path=Object 19/content.xml><?xml version="1.0" encoding="utf-8"?>
<math xmlns="http://www.w3.org/1998/Math/MathML">
  <semantics>
    <mrow>
      <msub>
        <mi>M</mi>
        <mrow>
          <mo stretchy="false">Σ</mo>
          <mn>2</mn>
        </mrow>
      </msub>
      <mrow>
        <mo stretchy="false">(</mo>
        <mrow>
          <mi>t</mi>
        </mrow>
        <mo stretchy="false">)</mo>
      </mrow>
    </mrow>
    <annotation encoding="StarMath 5.0">M_{%SIGMA 2}(t)</annotation>
  </semantics>
</math>
</file>

<file path=Object 2/content.xml><?xml version="1.0" encoding="utf-8"?>
<math xmlns="http://www.w3.org/1998/Math/MathML">
  <semantics>
    <mrow>
      <msub>
        <mi>q</mi>
        <mn>1</mn>
      </msub>
      <mi/>
      <mi>и</mi>
      <mi/>
      <msub>
        <mi>q</mi>
        <mn>2</mn>
      </msub>
    </mrow>
    <annotation encoding="StarMath 5.0">q_1 ~и~ q_2</annotation>
  </semantics>
</math>
</file>

<file path=Object 20/content.xml><?xml version="1.0" encoding="utf-8"?>
<math xmlns="http://www.w3.org/1998/Math/MathML">
  <semantics>
    <mrow>
      <msub>
        <mi>M</mi>
        <mrow>
          <mi>c</mi>
          <mn>2</mn>
        </mrow>
      </msub>
      <mrow>
        <mo stretchy="false">(</mo>
        <mrow>
          <mi>t</mi>
        </mrow>
        <mo stretchy="false">)</mo>
      </mrow>
    </mrow>
    <annotation encoding="StarMath 5.0">M_{c 2}(t)</annotation>
  </semantics>
</math>
</file>

<file path=Object 21/content.xml><?xml version="1.0" encoding="utf-8"?>
<math xmlns="http://www.w3.org/1998/Math/MathML">
  <semantics>
    <mrow>
      <msub>
        <mo stretchy="false">ω</mo>
        <mn>1</mn>
      </msub>
      <mrow>
        <mo stretchy="false">(</mo>
        <mrow>
          <mi>t</mi>
        </mrow>
        <mo stretchy="false">)</mo>
      </mrow>
    </mrow>
    <annotation encoding="StarMath 5.0">%omega_1(t)</annotation>
  </semantics>
</math>
</file>

<file path=Object 22/content.xml><?xml version="1.0" encoding="utf-8"?>
<math xmlns="http://www.w3.org/1998/Math/MathML">
  <semantics>
    <mrow>
      <msub>
        <mi>M</mi>
        <mrow>
          <mo stretchy="false">Σ</mo>
          <mn>2</mn>
        </mrow>
      </msub>
      <mrow>
        <mo stretchy="false">(</mo>
        <mrow>
          <mi>t</mi>
        </mrow>
        <mo stretchy="false">)</mo>
      </mrow>
    </mrow>
    <annotation encoding="StarMath 5.0">M_{%SIGMA 2}(t)</annotation>
  </semantics>
</math>
</file>

<file path=Object 23/content.xml><?xml version="1.0" encoding="utf-8"?>
<math xmlns="http://www.w3.org/1998/Math/MathML">
  <semantics>
    <mrow>
      <msub>
        <mo stretchy="false">ω</mo>
        <mn>2</mn>
      </msub>
      <mrow>
        <mo stretchy="false">(</mo>
        <mrow>
          <mi>t</mi>
        </mrow>
        <mo stretchy="false">)</mo>
      </mrow>
    </mrow>
    <annotation encoding="StarMath 5.0">%omega_2(t)</annotation>
  </semantics>
</math>
</file>

<file path=Object 24/content.xml><?xml version="1.0" encoding="utf-8"?>
<math xmlns="http://www.w3.org/1998/Math/MathML">
  <semantics>
    <mrow>
      <mrow>
        <mo stretchy="false">−</mo>
        <msub>
          <mi>M</mi>
          <mn>1</mn>
        </msub>
      </mrow>
      <mrow>
        <mo stretchy="false">(</mo>
        <mrow>
          <mi>t</mi>
        </mrow>
        <mo stretchy="false">)</mo>
      </mrow>
    </mrow>
    <annotation encoding="StarMath 5.0">-M_1(t)</annotation>
  </semantics>
</math>
</file>

<file path=Object 25/content.xml><?xml version="1.0" encoding="utf-8"?>
<math xmlns="http://www.w3.org/1998/Math/MathML">
  <semantics>
    <mrow>
      <msub>
        <mi>J</mi>
        <mn>2</mn>
      </msub>
    </mrow>
    <annotation encoding="StarMath 5.0">J_2</annotation>
  </semantics>
</math>
</file>

<file path=Object 26/content.xml><?xml version="1.0" encoding="utf-8"?>
<math xmlns="http://www.w3.org/1998/Math/MathML">
  <semantics>
    <mrow>
      <msub>
        <mi>F</mi>
        <mn>1</mn>
      </msub>
    </mrow>
    <annotation encoding="StarMath 5.0">F_1</annotation>
  </semantics>
</math>
</file>

<file path=Object 27/content.xml><?xml version="1.0" encoding="utf-8"?>
<math xmlns="http://www.w3.org/1998/Math/MathML">
  <semantics>
    <mrow>
      <msub>
        <mi>G</mi>
        <mn>1</mn>
      </msub>
    </mrow>
    <annotation encoding="StarMath 5.0">G_1</annotation>
  </semantics>
</math>
</file>

<file path=Object 28/content.xml><?xml version="1.0" encoding="utf-8"?>
<math xmlns="http://www.w3.org/1998/Math/MathML">
  <semantics>
    <mrow>
      <msub>
        <mi>F</mi>
        <mn>2</mn>
      </msub>
    </mrow>
    <annotation encoding="StarMath 5.0">F_2</annotation>
  </semantics>
</math>
</file>

<file path=Object 29/content.xml><?xml version="1.0" encoding="utf-8"?>
<math xmlns="http://www.w3.org/1998/Math/MathML">
  <semantics>
    <mrow>
      <msub>
        <mi>G</mi>
        <mn>2</mn>
      </msub>
    </mrow>
    <annotation encoding="StarMath 5.0">G_2</annotation>
  </semantics>
</math>
</file>

<file path=Object 3/content.xml><?xml version="1.0" encoding="utf-8"?>
<math xmlns="http://www.w3.org/1998/Math/MathML">
  <semantics>
    <mrow>
      <mrow>
        <mrow>
          <mrow>
            <mi>i</mi>
            <mo stretchy="false">=</mo>
            <mfrac>
              <mrow>
                <msub>
                  <mo stretchy="false">ω</mo>
                  <mn>1</mn>
                </msub>
                <mrow>
                  <mo stretchy="false">(</mo>
                  <mrow>
                    <mi>t</mi>
                  </mrow>
                  <mo stretchy="false">)</mo>
                </mrow>
              </mrow>
              <mrow>
                <msub>
                  <mo stretchy="false">ω</mo>
                  <mn>1</mn>
                </msub>
                <mrow>
                  <mo stretchy="false">(</mo>
                  <mrow>
                    <mi>t</mi>
                  </mrow>
                  <mo stretchy="false">)</mo>
                </mrow>
              </mrow>
            </mfrac>
          </mrow>
          <mo stretchy="false">=</mo>
          <mfrac>
            <mrow>
              <mover accent="true">
                <msub>
                  <mi>q</mi>
                  <mn>1</mn>
                </msub>
                <mo stretchy="false">˙</mo>
              </mover>
              <mrow>
                <mo stretchy="false">(</mo>
                <mrow>
                  <mi>t</mi>
                </mrow>
                <mo stretchy="false">)</mo>
              </mrow>
            </mrow>
            <mrow>
              <mover accent="true">
                <msub>
                  <mi>q</mi>
                  <mn>2</mn>
                </msub>
                <mo stretchy="false">˙</mo>
              </mover>
              <mrow>
                <mo stretchy="false">(</mo>
                <mrow>
                  <mi>t</mi>
                </mrow>
                <mo stretchy="false">)</mo>
              </mrow>
            </mrow>
          </mfrac>
        </mrow>
        <mo stretchy="false">&gt;</mo>
        <mn>1</mn>
      </mrow>
    </mrow>
    <annotation encoding="StarMath 5.0">i={%omega_1(t)} over {%omega_1(t)} = {dot q_1(t)} over {dot q_2(t)} &gt; 1</annotation>
  </semantics>
</math>
</file>

<file path=Object 30/content.xml><?xml version="1.0" encoding="utf-8"?>
<math xmlns="http://www.w3.org/1998/Math/MathML">
  <semantics>
    <mrow>
      <msub>
        <mo stretchy="false">ω</mo>
        <mn>1</mn>
      </msub>
      <mrow>
        <mo stretchy="false">(</mo>
        <mrow>
          <mn>0</mn>
        </mrow>
        <mo stretchy="false">)</mo>
      </mrow>
    </mrow>
    <annotation encoding="StarMath 5.0">%omega_1(0)</annotation>
  </semantics>
</math>
</file>

<file path=Object 31/content.xml><?xml version="1.0" encoding="utf-8"?>
<math xmlns="http://www.w3.org/1998/Math/MathML">
  <semantics>
    <mrow>
      <mo stretchy="false">θ</mo>
      <mrow>
        <mo stretchy="false">(</mo>
        <mrow>
          <mn>0</mn>
        </mrow>
        <mo stretchy="false">)</mo>
      </mrow>
    </mrow>
    <annotation encoding="StarMath 5.0">%theta(0)</annotation>
  </semantics>
</math>
</file>

<file path=Object 4/content.xml><?xml version="1.0" encoding="utf-8"?>
<math xmlns="http://www.w3.org/1998/Math/MathML">
  <semantics>
    <mrow>
      <msub>
        <mi>J</mi>
        <mn>2</mn>
      </msub>
    </mrow>
    <annotation encoding="StarMath 5.0">J_2</annotation>
  </semantics>
</math>
</file>

<file path=Object 5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frac>
                    <mrow>
                      <mi>d</mi>
                      <mo stretchy="false">θ</mo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i/>
                  </mrow>
                  <mfrac>
                    <mrow>
                      <msub>
                        <mo stretchy="false">ω</mo>
                        <mn>1</mn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i>i</mi>
                  </mfrac>
                  <mrow>
                    <mi/>
                    <mo stretchy="false">−</mo>
                    <mi/>
                  </mrow>
                  <msub>
                    <mo stretchy="false">ω</mo>
                    <mn>2</mn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  <mi/>
                  <mfenced open="(" close=")">
                    <mrow>
                      <mi mathvariant="italic">или</mi>
                      <mi/>
                      <mo stretchy="false">θ</mo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row>
                        <mi/>
                        <mo stretchy="false">=</mo>
                        <mi/>
                      </mrow>
                      <mfrac>
                        <mrow>
                          <msub>
                            <mi>q</mi>
                            <mn>1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i>i</mi>
                      </mfrac>
                      <mrow>
                        <mi/>
                        <mo stretchy="false">−</mo>
                        <mi/>
                      </mrow>
                      <msub>
                        <mi>q</mi>
                        <mn>2</mn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fenced>
                  <mi>,</mi>
                </mrow>
              </mtd>
            </mtr>
            <mtr>
              <mtd>
                <mrow>
                  <msub>
                    <mi>M</mi>
                    <mi>y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frac>
                        <mrow>
                          <msub>
                            <mi mathvariant="italic">df</mi>
                            <mn>3</mn>
                          </msub>
                          <mrow>
                            <mo stretchy="false">(</mo>
                            <mrow>
                              <mo stretchy="false">θ</mo>
                            </mrow>
                            <mo stretchy="false">)</mo>
                          </mrow>
                        </mrow>
                        <mrow>
                          <mi mathvariant="italic">dt</mi>
                        </mrow>
                      </mfrac>
                      <mo stretchy="false">⋅</mo>
                      <mfenced open="[" close="]">
                        <mrow>
                          <mrow>
                            <mrow>
                              <mrow>
                                <msub>
                                  <mi>F</mi>
                                  <mn>1</mn>
                                </msub>
                              </mrow>
                              <mo stretchy="false">⋅</mo>
                              <mrow>
                                <mfrac>
                                  <mrow>
                                    <mi>d</mi>
                                    <mo stretchy="false">θ</mo>
                                    <mrow>
                                      <mo stretchy="false">(</mo>
                                      <mrow>
                                        <mi>t</mi>
                                      </mrow>
                                      <mo stretchy="false">)</mo>
                                    </mrow>
                                  </mrow>
                                  <mrow>
                                    <mi mathvariant="italic">dt</mi>
                                  </mrow>
                                </mfrac>
                              </mrow>
                            </mrow>
                            <mo stretchy="false">+</mo>
                            <mrow>
                              <msub>
                                <mi>G</mi>
                                <mn>1</mn>
                              </msub>
                              <mo stretchy="false">⋅</mo>
                              <mi mathvariant="italic">sign</mi>
                            </mrow>
                          </mrow>
                          <mfenced open="(" close=")">
                            <mrow>
                              <mrow>
                                <mfrac>
                                  <mrow>
                                    <mi>d</mi>
                                    <mo stretchy="false">θ</mo>
                                    <mrow>
                                      <mo stretchy="false">(</mo>
                                      <mrow>
                                        <mi>t</mi>
                                      </mrow>
                                      <mo stretchy="false">)</mo>
                                    </mrow>
                                  </mrow>
                                  <mrow>
                                    <mi mathvariant="italic">dt</mi>
                                  </mrow>
                                </mfrac>
                              </mrow>
                            </mrow>
                          </mfenced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row>
                    <msub>
                      <mi>M</mi>
                      <mn>1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  <mrow>
                    <mi/>
                    <mo stretchy="false">=</mo>
                    <mi/>
                  </mrow>
                  <mfrac>
                    <mrow>
                      <msub>
                        <mi>f</mi>
                        <mn>3</mn>
                      </msub>
                      <mrow>
                        <mrow>
                          <mo stretchy="false">(</mo>
                          <mrow>
                            <mo stretchy="false">θ</mo>
                          </mrow>
                          <mo stretchy="false">)</mo>
                        </mrow>
                        <mo stretchy="false">⋅</mo>
                        <mi>c</mi>
                      </mrow>
                      <mrow>
                        <mi/>
                        <mo stretchy="false">+</mo>
                        <mi/>
                      </mrow>
                      <msub>
                        <mi>M</mi>
                        <mi>y</mi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i>i</mi>
                  </mfrac>
                  <mi>,</mi>
                </mrow>
              </mtd>
            </mtr>
            <mtr>
              <mtd>
                <mrow>
                  <mfrac>
                    <mrow>
                      <mi>d</mi>
                      <msub>
                        <mo stretchy="false">ω</mo>
                        <mn>2</mn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i/>
                  </mrow>
                  <mfrac>
                    <mrow>
                      <msub>
                        <mi>f</mi>
                        <mn>3</mn>
                      </msub>
                      <mrow>
                        <mrow>
                          <mo stretchy="false">(</mo>
                          <mrow>
                            <mo stretchy="false">θ</mo>
                          </mrow>
                          <mo stretchy="false">)</mo>
                        </mrow>
                        <mo stretchy="false">⋅</mo>
                        <mi>c</mi>
                      </mrow>
                      <mrow>
                        <mi/>
                        <mo stretchy="false">+</mo>
                        <mi/>
                      </mrow>
                      <msub>
                        <mi>M</mi>
                        <mi>y</mi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row>
                        <mi/>
                        <mo stretchy="false">+</mo>
                        <mi/>
                      </mrow>
                      <msub>
                        <mi>M</mi>
                        <mrow>
                          <mo stretchy="false">Σ</mo>
                          <mn>2</mn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row>
                        <mi/>
                        <mo stretchy="false">+</mo>
                        <mi/>
                      </mrow>
                      <msub>
                        <mi>M</mi>
                        <mrow>
                          <mi>c</mi>
                          <mn>2</mn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sub>
                      <mi>J</mi>
                      <mn>2</mn>
                    </msub>
                  </mfrac>
                  <mi>,</mi>
                </mrow>
              </mtd>
            </mtr>
            <mtr>
              <mtd>
                <mrow>
                  <msub>
                    <mi>M</mi>
                    <mrow>
                      <mi>c</mi>
                      <mn>2</mn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o stretchy="false">−</mo>
                      <mfenced open="[" close="]">
                        <mrow>
                          <mrow>
                            <mrow>
                              <mrow>
                                <msub>
                                  <mi>F</mi>
                                  <mn>2</mn>
                                </msub>
                              </mrow>
                              <mo stretchy="false">⋅</mo>
                              <mrow>
                                <msub>
                                  <mo stretchy="false">ω</mo>
                                  <mn>2</mn>
                                </msub>
                                <mrow>
                                  <mo stretchy="false">(</mo>
                                  <mrow>
                                    <mi>t</mi>
                                  </mrow>
                                  <mo stretchy="false">)</mo>
                                </mrow>
                              </mrow>
                            </mrow>
                            <mo stretchy="false">+</mo>
                            <mrow>
                              <msub>
                                <mi>G</mi>
                                <mn>1</mn>
                              </msub>
                              <mo stretchy="false">⋅</mo>
                              <mi mathvariant="italic">sign</mi>
                            </mrow>
                          </mrow>
                          <mfenced open="(" close=")">
                            <mrow>
                              <msub>
                                <mo stretchy="false">ω</mo>
                                <mn>2</mn>
                              </msub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</mrow>
                          </mfenced>
                        </mrow>
                      </mfenced>
                    </mrow>
                  </mrow>
                  <mi>,</mi>
                </mrow>
              </mtd>
            </mtr>
          </mtable>
        </mrow>
      </mrow>
    </mrow>
    <annotation encoding="StarMath 5.0">left lbrace stack { 
{d %theta(t)} over {dt} ~=~ {%omega_1(t)} over i ~-~ %omega_2(t), ~
left ( или~ %theta(t) ~=~ {q_1(t)} over i ~-~ q_2(t) right ) ,#

M_y(t) = {df_3(%theta)} over {dt} cdot left [ {F_1} cdot {{d %theta(t)} over {dt}} + G_1 cdot sign left ( {{d %theta(t)} over {dt}} right )   right ] , #

{M_1(t)} ~=~ {f_3(%theta) cdot c ~+~ M_y(t)} over i, #

{d %omega_2(t)} over {dt} ~=~ {f_3(%theta) cdot c ~+~ M_y(t) ~+~ M_{%SIGMA 2}(t) ~+~ M_{c 2}(t)} over J_2 , #

M_{c 2}(t) = - left [ {F_2} cdot {%omega_2(t)} + G_1 cdot sign left ( %omega_2(t) right )   right ] ,

} right none</annotation>
  </semantics>
</math>
</file>

<file path=Object 6/content.xml><?xml version="1.0" encoding="utf-8"?>
<math xmlns="http://www.w3.org/1998/Math/MathML">
  <semantics>
    <mrow>
      <mo stretchy="false">θ</mo>
      <mrow>
        <mo stretchy="false">(</mo>
        <mrow>
          <mi>t</mi>
        </mrow>
        <mo stretchy="false">)</mo>
      </mrow>
    </mrow>
    <annotation encoding="StarMath 5.0">%theta(t)</annotation>
  </semantics>
</math>
</file>

<file path=Object 7/content.xml><?xml version="1.0" encoding="utf-8"?>
<math xmlns="http://www.w3.org/1998/Math/MathML">
  <semantics>
    <mrow>
      <msub>
        <mi>f</mi>
        <mn>3</mn>
      </msub>
      <mrow>
        <mfenced open="(" close=")">
          <mrow>
            <mo stretchy="false">θ</mo>
            <mrow>
              <mo stretchy="false">(</mo>
              <mrow>
                <mi>t</mi>
              </mrow>
              <mo stretchy="false">)</mo>
            </mrow>
          </mrow>
        </mfenced>
        <mo stretchy="false">=</mo>
        <mrow>
          <mo stretchy="true">{</mo>
          <mrow>
            <mtable>
              <mtr>
                <mtd>
                  <mrow>
                    <mo stretchy="false">θ</mo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+</mo>
                      <mi>a</mi>
                    </mrow>
                    <mi>,</mi>
                    <mi/>
                    <mi mathvariant="italic">если</mi>
                    <mi/>
                    <mo stretchy="false">θ</mo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&lt;</mo>
                      <mrow>
                        <mi/>
                        <mo stretchy="false">−</mo>
                        <mi>a</mi>
                      </mrow>
                    </mrow>
                    <mi>,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row>
                      <mi/>
                      <mo stretchy="false">−</mo>
                      <mi>a</mi>
                    </mrow>
                    <mrow>
                      <mi/>
                      <mo stretchy="false">≤</mo>
                      <mi/>
                    </mrow>
                    <mo stretchy="false">θ</mo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≤</mo>
                      <mi/>
                    </mrow>
                    <mi>a</mi>
                    <mi>,</mi>
                  </mrow>
                </mtd>
              </mtr>
              <mtr>
                <mtd>
                  <mrow>
                    <mo stretchy="false">θ</mo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−</mo>
                      <mi>a</mi>
                    </mrow>
                    <mi>,</mi>
                    <mi/>
                    <mi mathvariant="italic">если</mi>
                    <mi/>
                    <mo stretchy="false">θ</mo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&gt;</mo>
                      <mi/>
                    </mrow>
                    <mi>a</mi>
                    <mi>,</mi>
                  </mrow>
                </mtd>
              </mtr>
            </mtable>
          </mrow>
        </mrow>
      </mrow>
    </mrow>
    <annotation encoding="StarMath 5.0">f_3 left ( %theta(t) right ) = left lbrace stack { 
%theta(t)+a, ~если~ %theta(t) ~&lt;~ -a, #
0, ~если~ -a ~&lt;=~ %theta(t) ~&lt;=~ a, #
%theta(t)-a, ~если~ %theta(t) ~&gt;~ a,
} right none</annotation>
  </semantics>
</math>
</file>

<file path=Object 8/content.xml><?xml version="1.0" encoding="utf-8"?>
<math xmlns="http://www.w3.org/1998/Math/MathML">
  <semantics>
    <mrow>
      <mover accent="true">
        <msub>
          <mi>f</mi>
          <mn>3</mn>
        </msub>
        <mo stretchy="false">˙</mo>
      </mover>
      <mrow>
        <mrow>
          <mfenced open="(" close=")">
            <mrow>
              <mo stretchy="false">θ</mo>
              <mrow>
                <mo stretchy="false">(</mo>
                <mrow>
                  <mi>t</mi>
                </mrow>
                <mo stretchy="false">)</mo>
              </mrow>
            </mrow>
          </mfenced>
          <mo stretchy="false">=</mo>
          <mfrac>
            <mrow>
              <mi>d</mi>
              <msub>
                <mi>f</mi>
                <mn>3</mn>
              </msub>
              <mfenced open="(" close=")">
                <mrow>
                  <mo stretchy="false">θ</mo>
                  <mrow>
                    <mo stretchy="false">(</mo>
                    <mrow>
                      <mi>t</mi>
                    </mrow>
                    <mo stretchy="false">)</mo>
                  </mrow>
                </mrow>
              </mfenced>
            </mrow>
            <mrow>
              <mi mathvariant="italic">dt</mi>
            </mrow>
          </mfrac>
        </mrow>
        <mo stretchy="false">=</mo>
        <mrow>
          <mo stretchy="true">{</mo>
          <mrow>
            <mtable>
              <mtr>
                <mtd>
                  <mrow>
                    <mn>0,</mn>
                    <mi/>
                    <mi mathvariant="italic">если</mi>
                    <mi/>
                    <mfenced open="∣" close="∣">
                      <mrow>
                        <mo stretchy="false">θ</mo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</mfenced>
                    <mrow>
                      <mi/>
                      <mo stretchy="false">≤</mo>
                      <mi/>
                    </mrow>
                    <mi>a</mi>
                    <mi>,</mi>
                  </mrow>
                </mtd>
              </mtr>
              <mtr>
                <mtd>
                  <mrow>
                    <mn>1,</mn>
                    <mi/>
                    <mi mathvariant="italic">если</mi>
                    <mi/>
                    <mfenced open="∣" close="∣">
                      <mrow>
                        <mo stretchy="false">θ</mo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</mfenced>
                    <mrow>
                      <mi/>
                      <mo stretchy="false">&gt;</mo>
                      <mi/>
                    </mrow>
                    <mi>a</mi>
                    <mi>,</mi>
                  </mrow>
                </mtd>
              </mtr>
            </mtable>
          </mrow>
        </mrow>
      </mrow>
    </mrow>
    <annotation encoding="StarMath 5.0">dot f_3 left ( %theta(t) right ) =
{d f_3 left ( %theta(t) right )} over {dt}
=

 left lbrace stack { 
0, ~если~ abs {%theta(t)} ~&lt;=~ a, #
1, ~если~ abs {%theta(t)} ~&gt;~ a,
} right none</annotation>
  </semantics>
</math>
</file>

<file path=Object 9/content.xml><?xml version="1.0" encoding="utf-8"?>
<math xmlns="http://www.w3.org/1998/Math/MathML">
  <semantics>
    <mrow>
      <mi mathvariant="italic">sign</mi>
      <mrow>
        <mfenced open="(" close=")">
          <mrow>
            <mi>x</mi>
            <mrow>
              <mo stretchy="false">(</mo>
              <mrow>
                <mi>t</mi>
              </mrow>
              <mo stretchy="false">)</mo>
            </mrow>
          </mrow>
        </mfenced>
        <mo stretchy="false">=</mo>
        <mrow>
          <mo stretchy="true">{</mo>
          <mrow>
            <mtable>
              <mtr>
                <mtd>
                  <mrow>
                    <mrow>
                      <mo stretchy="false">+</mo>
                      <mn>1,</mn>
                    </mrow>
                    <mi/>
                    <mi mathvariant="italic">если</mi>
                    <mi/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&gt;</mo>
                      <mi/>
                    </mrow>
                    <mn>0,</mn>
                  </mrow>
                </mtd>
              </mtr>
              <mtr>
                <mtd>
                  <mrow>
                    <mn>0,</mn>
                    <mi/>
                    <mi mathvariant="italic">если</mi>
                    <mi/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=</mo>
                      <mi/>
                    </mrow>
                    <mn>0,</mn>
                  </mrow>
                </mtd>
              </mtr>
              <mtr>
                <mtd>
                  <mrow>
                    <mrow>
                      <mo stretchy="false">−</mo>
                      <mn>1,</mn>
                    </mrow>
                    <mi/>
                    <mi mathvariant="italic">если</mi>
                    <mi/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&lt;</mo>
                      <mi/>
                    </mrow>
                    <mn>0,</mn>
                  </mrow>
                </mtd>
              </mtr>
            </mtable>
          </mrow>
        </mrow>
      </mrow>
    </mrow>
    <annotation encoding="StarMath 5.0">sign left ( x(t) right ) = left lbrace stack { 
+1, ~если~ x(t) ~&gt;~ 0, #
0, ~если~ x(t) ~=~ 0, #
-1, ~если~ x(t) ~&lt;~ 0,
} right none</annotation>
  </semantics>
</math>
</file>